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2.992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0.13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385cm" fo:min-width="0.135cm" loext:decorative="false"/>
    </style:style>
    <style:style style:name="gr8" style:family="graphic" style:parent-style-name="standard">
      <style:graphic-properties svg:stroke-color="#000000" draw:fill="solid" draw:fill-color="#cccccc" loext:fill-use-slide-background="false" draw:textarea-horizontal-align="justify" draw:textarea-vertical-align="middle" draw:auto-grow-height="false" fo:min-height="4.83cm" fo:min-width="1.405cm" loext:decorative="false"/>
    </style:style>
    <style:style style:name="gr9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="solid" draw:fill-color="#cccccc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3cm" svg:height="3.81cm" svg:x="10.524cm" svg:y="14.653cm">
          <text:p text:style-name="P1">RF power → V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22cm" svg:y1="15.605cm" svg:x2="10.524cm" svg:y2="15.605cm">
          <text:p/>
        </draw:line>
        <draw:line draw:style-name="gr2" draw:text-style-name="P3" draw:layer="layout" svg:x1="5.127cm" svg:y1="17.828cm" svg:x2="8.937cm" svg:y2="17.828cm">
          <text:p/>
        </draw:line>
        <draw:line draw:style-name="gr2" draw:text-style-name="P3" draw:layer="layout" svg:x1="8.937cm" svg:y1="16.558cm" svg:x2="8.937cm" svg:y2="17.828cm">
          <text:p/>
        </draw:line>
        <draw:line draw:style-name="gr2" draw:text-style-name="P3" draw:layer="layout" svg:x1="8.937cm" svg:y1="16.558cm" svg:x2="10.524cm" svg:y2="16.558cm">
          <text:p/>
        </draw:line>
        <draw:custom-shape draw:style-name="gr3" draw:text-style-name="P2" draw:layer="layout" svg:width="3.492cm" svg:height="3.81cm" svg:x="14.017cm" svg:y="14.653cm">
          <text:p text:style-name="P1">Phase difference between 1 &amp; 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9.889cm" svg:y="15.2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9.889cm" svg:y="16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17.509cm" svg:y="15.28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17.509cm" svg:y="16.558cm">
          <text:p text:style-name="P1">2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303cm" svg:height="1.588cm" svg:x="6.714cm" svg:y="12.43cm">
          <draw:text-box>
            <text:p>Measurement Setup</text:p>
          </draw:text-box>
        </draw:frame>
        <draw:custom-shape draw:style-name="gr7" draw:text-style-name="P6" draw:layer="layout" svg:width="0.635cm" svg:height="0.635cm" svg:x="7.032cm" svg:y="15.2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35cm" svg:height="0.635cm" svg:x="6.08cm" svg:y="17.5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35cm" svg:y1="15.922cm" svg:x2="7.35cm" svg:y2="20.05cm">
          <text:p/>
        </draw:line>
        <draw:line draw:style-name="gr2" draw:text-style-name="P3" draw:layer="layout" svg:x1="7.35cm" svg:y1="20.05cm" svg:x2="19.732cm" svg:y2="20.05cm">
          <text:p/>
        </draw:line>
        <draw:line draw:style-name="gr2" draw:text-style-name="P3" draw:layer="layout" svg:x1="19.732cm" svg:y1="20.05cm" svg:x2="19.732cm" svg:y2="15.605cm">
          <text:p/>
        </draw:line>
        <draw:line draw:style-name="gr2" draw:text-style-name="P3" draw:layer="layout" svg:x1="19.732cm" svg:y1="15.605cm" svg:x2="18.145cm" svg:y2="15.605cm">
          <text:p/>
        </draw:line>
        <draw:line draw:style-name="gr2" draw:text-style-name="P3" draw:layer="layout" svg:x1="6.397cm" svg:y1="18.145cm" svg:x2="6.397cm" svg:y2="18.78cm">
          <text:p/>
        </draw:line>
        <draw:line draw:style-name="gr2" draw:text-style-name="P3" draw:layer="layout" svg:x1="6.397cm" svg:y1="18.78cm" svg:x2="19.097cm" svg:y2="18.78cm">
          <text:p/>
        </draw:line>
        <draw:line draw:style-name="gr2" draw:text-style-name="P3" draw:layer="layout" svg:x1="19.097cm" svg:y1="16.875cm" svg:x2="19.097cm" svg:y2="18.78cm">
          <text:p/>
        </draw:line>
        <draw:line draw:style-name="gr2" draw:text-style-name="P3" draw:layer="layout" svg:x1="19.097cm" svg:y1="16.875cm" svg:x2="18.145cm" svg:y2="16.875cm">
          <text:p/>
        </draw:line>
        <draw:custom-shape draw:style-name="gr7" draw:text-style-name="P6" draw:layer="layout" svg:width="0.635cm" svg:height="0.635cm" svg:x="2.905cm" svg:y="16.24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3.222cm" svg:y1="16.24cm" svg:x2="3.222cm" svg:y2="15.605cm">
          <text:p/>
        </draw:line>
        <draw:custom-shape draw:style-name="gr8" draw:text-style-name="P8" draw:layer="layout" svg:width="1.905cm" svg:height="5.08cm" svg:x="2.905cm" svg:y="18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2.905cm" svg:y="17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4.175cm" svg:y="17.51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3.222cm" svg:y1="16.875cm" svg:x2="3.222cm" svg:y2="17.51cm">
          <text:p/>
        </draw:line>
        <draw:line draw:style-name="gr2" draw:text-style-name="P7" draw:layer="layout" svg:x1="4.492cm" svg:y1="17.51cm" svg:x2="4.492cm" svg:y2="17.192cm">
          <text:p/>
        </draw:line>
        <draw:line draw:style-name="gr2" draw:text-style-name="P7" draw:layer="layout" svg:x1="4.492cm" svg:y1="17.192cm" svg:x2="5.127cm" svg:y2="17.192cm">
          <text:p/>
        </draw:line>
        <draw:line draw:style-name="gr2" draw:text-style-name="P7" draw:layer="layout" svg:x1="5.127cm" svg:y1="17.192cm" svg:x2="5.127cm" svg:y2="17.827cm">
          <text:p/>
        </draw:line>
        <draw:line draw:style-name="gr2" draw:text-style-name="P7" draw:layer="layout" svg:x1="2.905cm" svg:y1="16.557cm" svg:x2="1.635cm" svg:y2="16.557cm">
          <text:p/>
        </draw:line>
        <draw:line draw:style-name="gr9" draw:text-style-name="P7" draw:layer="layout" svg:x1="1.635cm" svg:y1="16.557cm" svg:x2="2.587cm" svg:y2="16.55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8:29:44.798028645</meta:creation-date>
    <dc:date>2024-04-19T14:49:44.640950998</dc:date>
    <meta:editing-duration>PT17M33S</meta:editing-duration>
    <meta:editing-cycles>4</meta:editing-cycles>
    <meta:generator>LibreOffice/24.2.2.2$Linux_X86_64 LibreOffice_project/420$Build-2</meta:generator>
    <meta:document-statistic meta:object-count="32"/>
  </office:meta>
</office:document-meta>
</file>